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f8c" officeooo:paragraph-rsid="001bcf8c"/>
    </style:style>
    <style:style style:name="P2" style:family="paragraph" style:parent-style-name="Standard">
      <style:text-properties officeooo:rsid="001bcf8c" officeooo:paragraph-rsid="00219368"/>
    </style:style>
    <style:style style:name="P3" style:family="paragraph" style:parent-style-name="Standard">
      <style:text-properties officeooo:rsid="00257249" officeooo:paragraph-rsid="00257249"/>
    </style:style>
    <style:style style:name="P4" style:family="paragraph" style:parent-style-name="Standard">
      <style:text-properties officeooo:rsid="002830ff" officeooo:paragraph-rsid="002830ff"/>
    </style:style>
    <style:style style:name="P5" style:family="paragraph" style:parent-style-name="Standard">
      <style:text-properties officeooo:rsid="002830ff" officeooo:paragraph-rsid="002982f2"/>
    </style:style>
    <style:style style:name="P6" style:family="paragraph" style:parent-style-name="Standard">
      <style:text-properties officeooo:rsid="0028d4d4" officeooo:paragraph-rsid="0028d4d4"/>
    </style:style>
    <style:style style:name="P7" style:family="paragraph" style:parent-style-name="Standard">
      <style:text-properties officeooo:rsid="002982f2" officeooo:paragraph-rsid="002982f2"/>
    </style:style>
    <style:style style:name="P8" style:family="paragraph" style:parent-style-name="Standard">
      <style:text-properties officeooo:rsid="002a888e" officeooo:paragraph-rsid="002a888e"/>
    </style:style>
    <style:style style:name="P9" style:family="paragraph" style:parent-style-name="Standard">
      <style:text-properties officeooo:rsid="00219368" officeooo:paragraph-rsid="00219368"/>
    </style:style>
    <style:style style:name="P10" style:family="paragraph" style:parent-style-name="Standard">
      <style:text-properties officeooo:rsid="002d1c4f" officeooo:paragraph-rsid="002d1c4f"/>
    </style:style>
    <style:style style:name="P11" style:family="paragraph" style:parent-style-name="Standard">
      <style:text-properties officeooo:rsid="002d1c4f" officeooo:paragraph-rsid="0037501b"/>
    </style:style>
    <style:style style:name="P12" style:family="paragraph" style:parent-style-name="Standard">
      <style:text-properties fo:font-weight="bold" officeooo:rsid="002d1c4f" officeooo:paragraph-rsid="002d1c4f" style:font-weight-asian="bold" style:font-weight-complex="bold"/>
    </style:style>
    <style:style style:name="P13" style:family="paragraph" style:parent-style-name="Standard">
      <style:text-properties fo:font-weight="bold" officeooo:rsid="002ec39d" officeooo:paragraph-rsid="002ec39d" style:font-weight-asian="bold" style:font-weight-complex="bold"/>
    </style:style>
    <style:style style:name="P14" style:family="paragraph" style:parent-style-name="Standard">
      <style:text-properties officeooo:rsid="0030645b" officeooo:paragraph-rsid="0030645b"/>
    </style:style>
    <style:style style:name="P15" style:family="paragraph" style:parent-style-name="Standard">
      <style:text-properties officeooo:rsid="0031323c" officeooo:paragraph-rsid="0031323c"/>
    </style:style>
    <style:style style:name="P16" style:family="paragraph" style:parent-style-name="Standard">
      <style:text-properties officeooo:rsid="0031d0dd" officeooo:paragraph-rsid="0031d0dd"/>
    </style:style>
    <style:style style:name="P17" style:family="paragraph" style:parent-style-name="Standard">
      <style:text-properties officeooo:rsid="00323044" officeooo:paragraph-rsid="00323044"/>
    </style:style>
    <style:style style:name="P18" style:family="paragraph" style:parent-style-name="Standard">
      <style:text-properties officeooo:rsid="00323044" officeooo:paragraph-rsid="0032a897"/>
    </style:style>
    <style:style style:name="P19" style:family="paragraph" style:parent-style-name="Standard">
      <style:text-properties officeooo:rsid="003428d0" officeooo:paragraph-rsid="003428d0"/>
    </style:style>
    <style:style style:name="P20" style:family="paragraph" style:parent-style-name="Standard">
      <style:text-properties officeooo:rsid="003428d0" officeooo:paragraph-rsid="003594a7"/>
    </style:style>
    <style:style style:name="P21" style:family="paragraph" style:parent-style-name="Standard">
      <style:text-properties officeooo:rsid="003594a7" officeooo:paragraph-rsid="003594a7"/>
    </style:style>
    <style:style style:name="P22" style:family="paragraph" style:parent-style-name="Standard">
      <style:text-properties officeooo:rsid="00369625" officeooo:paragraph-rsid="00369625"/>
    </style:style>
    <style:style style:name="P23" style:family="paragraph" style:parent-style-name="Standard">
      <style:text-properties officeooo:rsid="0037501b" officeooo:paragraph-rsid="0037501b"/>
    </style:style>
    <style:style style:name="P24" style:family="paragraph" style:parent-style-name="Standard">
      <style:text-properties officeooo:rsid="0037501b" officeooo:paragraph-rsid="0037501b"/>
    </style:style>
    <style:style style:name="P25" style:family="paragraph" style:parent-style-name="Standard">
      <style:text-properties officeooo:rsid="003594a7" officeooo:paragraph-rsid="003594a7"/>
    </style:style>
    <style:style style:name="T1" style:family="text">
      <style:text-properties officeooo:rsid="001dbc47"/>
    </style:style>
    <style:style style:name="T2" style:family="text">
      <style:text-properties officeooo:rsid="001ffc7a"/>
    </style:style>
    <style:style style:name="T3" style:family="text">
      <style:text-properties officeooo:rsid="00219368"/>
    </style:style>
    <style:style style:name="T4" style:family="text">
      <style:text-properties officeooo:rsid="0022c169"/>
    </style:style>
    <style:style style:name="T5" style:family="text">
      <style:text-properties officeooo:rsid="00276795"/>
    </style:style>
    <style:style style:name="T6" style:family="text">
      <style:text-properties officeooo:rsid="002982f2"/>
    </style:style>
    <style:style style:name="T7" style:family="text">
      <style:text-properties officeooo:rsid="002d1c4f"/>
    </style:style>
    <style:style style:name="T8" style:family="text">
      <style:text-properties officeooo:rsid="002ec39d"/>
    </style:style>
    <style:style style:name="T9" style:family="text">
      <style:text-properties fo:font-style="italic" officeooo:rsid="002ec39d" style:font-style-asian="italic" style:font-style-complex="italic"/>
    </style:style>
    <style:style style:name="T10" style:family="text">
      <style:text-properties officeooo:rsid="0031323c"/>
    </style:style>
    <style:style style:name="T11" style:family="text">
      <style:text-properties officeooo:rsid="0031d0dd"/>
    </style:style>
    <style:style style:name="T12" style:family="text">
      <style:text-properties officeooo:rsid="00323044"/>
    </style:style>
    <style:style style:name="T13" style:family="text">
      <style:text-properties officeooo:rsid="0032a897"/>
    </style:style>
    <style:style style:name="T14" style:family="text">
      <style:text-properties officeooo:rsid="003594a7"/>
    </style:style>
    <style:style style:name="T15" style:family="text">
      <style:text-properties officeooo:rsid="003750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4 – The Shell</text:p>
      <text:p text:style-name="P1"/>
      <text:p text:style-name="P1">-Graphical user interface (GUI) = displays through which most users interact with their computer</text:p>
      <text:p text:style-name="P1"><text:tab/>Example: interfaces for Windows, Mac OS X</text:p>
      <text:p text:style-name="P1"/>
      <text:p text:style-name="P1"><text:tab/>Potential disadvantages: </text:p>
      <text:p text:style-name="P1"><text:tab/>-no long sequence operations repeated on multiple files possible</text:p>
      <text:p text:style-name="P1"><text:tab/>-Usually no log available → Pro<text:span text:style-name="T1">blematic if</text:span> you <text:span text:style-name="T1">want to recreate steps</text:span></text:p>
      <text:p text:style-name="P1"><text:tab/>-<text:span text:style-name="T1">Missing ability to control analyses on a cluster of computers</text:span></text:p>
      <text:p text:style-name="P1"><text:tab/>-<text:span text:style-name="T1">Specific GUIs only work for specific operating systems</text:span></text:p>
      <text:p text:style-name="P1"/>
      <text:p text:style-name="P1">-<text:span text:style-name="T2">Alternative: command line – entirely text-based interline</text:span></text:p>
      <text:p text:style-name="P1"><text:tab/>→<text:span text:style-name="T3"> Shell commands in Appendix 3</text:span></text:p>
      <text:p text:style-name="P1"/>
      <text:p text:style-name="P1">-<text:span text:style-name="T3">Shells run on terminals</text:span></text:p>
      <text:p text:style-name="P2"/>
      <text:p text:style-name="P9">-Terminal <text:span text:style-name="T7">(bash shell is what I use)</text:span>:</text:p>
      <text:p text:style-name="P2"><text:tab/>→<text:span text:style-name="T4"> command: ‘man cp’ will give you help!</text:span></text:p>
      <text:p text:style-name="P2"/>
      <text:p text:style-name="P13">General vocabulary:</text:p>
      <text:p text:style-name="P2"/>
      <text:p text:style-name="P2">-<text:span text:style-name="T7">File system: <text:tab/><text:tab/>Nested hierarchy of folders and files.</text:span></text:p>
      <text:p text:style-name="P2">-<text:span text:style-name="T7">Root directory: <text:tab/>the most inclusive folder in the system </text:span></text:p>
      <text:p text:style-name="P2">-<text:span text:style-name="T7">The path: <text:tab/><text:tab/>list of directory names separated by slashes</text:span></text:p>
      <text:p text:style-name="P10"><text:tab/><text:tab/><text:tab/>-Absolute path: complete and unambiguous description of where something is <text:tab/><text:tab/><text:tab/>in relation to the root </text:p>
      <text:p text:style-name="P10"><text:tab/><text:tab/><text:tab/>-<text:span text:style-name="T8">relative path: describer where a folder is in relation to another folder</text:span></text:p>
      <text:p text:style-name="P10"><text:tab/><text:tab/><text:tab/>→<text:span text:style-name="T8"> In order to interpret this path you need to know the reference point as well</text:span></text:p>
      <text:p text:style-name="P10"><text:tab/><text:tab/><text:tab/>→<text:span text:style-name="T8"> Why use relative paths? Convenience</text:span></text:p>
      <text:p text:style-name="P10">-<text:span text:style-name="T8">Working directory: <text:tab/>The directory you are in, from which s perspective you see the file system</text:span></text:p>
      <text:p text:style-name="P10"><text:tab/><text:tab/><text:tab/>→<text:span text:style-name="T8"> relative paths describe the path to a file/folder in relation to the working <text:tab/><text:tab/><text:tab/>directory</text:span></text:p>
      <text:p text:style-name="P10"/>
      <text:p text:style-name="P10">-<text:span text:style-name="T13">Arguments:<text:tab/><text:tab/>Pieces of information passed to the program at the command line</text:span></text:p>
      <text:p text:style-name="P11">-<text:span text:style-name="T15">command line text </text:span></text:p>
      <text:p text:style-name="P23"><text:s/>editors:<text:tab/><text:tab/>Allow you to edit files in Terminal. Examples: <text:s/>vi or emacs or nano</text:p>
      <text:p text:style-name="P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Commands:</text:p>
      <text:p text:style-name="P10"/>
      <text:p text:style-name="P10">echo $SHELL<text:tab/><text:tab/>To check that you are set up to use bash shell</text:p>
      <text:p text:style-name="P10"/>
      <text:p text:style-name="P10">/<text:tab/><text:tab/><text:tab/><text:span text:style-name="T8">Two different meanings depending on placement:</text:span></text:p>
      <text:p text:style-name="P10"><text:tab/><text:tab/><text:tab/>-<text:span text:style-name="T8">usually used to separate the names of directories</text:span></text:p>
      <text:p text:style-name="P10"><text:tab/><text:tab/><text:tab/>-<text:span text:style-name="T8">If </text:span><text:span text:style-name="T9">first</text:span><text:span text:style-name="T8"> character in path: denotes the root directory → if there’s a slash it’s an <text:tab/><text:tab/><text:tab/>absolute path</text:span></text:p>
      <text:p text:style-name="P10"/>
      <text:p text:style-name="P14">ls<text:tab/><text:tab/><text:tab/>prints out a list of files and directories contained within a specified directory</text:p>
      <text:p text:style-name="P14"><text:tab/><text:tab/><text:tab/>→ If no directory is specified it will use the working directory</text:p>
      <text:p text:style-name="P14"><text:tab/><text:tab/><text:tab/>-<text:span text:style-name="T13">ls -a : shows all files, including hidden ones</text:span></text:p>
      <text:p text:style-name="P14"><text:tab/><text:tab/><text:tab/>-<text:span text:style-name="T13">ls -l : shows more detailed list of directory contents from left to right:</text:span></text:p>
      <text:p text:style-name="P14"><text:tab/><text:tab/><text:tab/><text:span text:style-name="T13">file or directory permission; no of ALL items in folder; the owner; the group; <text:tab/><text:tab/><text:tab/>file size; modification date; file or directory name</text:span></text:p>
      <text:p text:style-name="P14"><text:tab/><text:tab/><text:tab/>-<text:span text:style-name="T13">ls -l -a ~/ <text:s/>or ls -al ~/ or ls -alh ~/ : detailed view of ALL files</text:span></text:p>
      <text:p text:style-name="P14"/>
      <text:p text:style-name="P14">pwd<text:tab/><text:tab/><text:tab/>prints absolute path of the working directory</text:p>
      <text:p text:style-name="P14"/>
      <text:p text:style-name="P14">cd<text:tab/><text:tab/><text:tab/>lets you move to another directory (change directory)</text:p>
      <text:p text:style-name="P14"/>
      <text:p text:style-name="P14"><text:tab/><text:tab/><text:tab/>-cd .. : Move one directory back</text:p>
      <text:p text:style-name="P14"><text:tab/><text:tab/><text:tab/>-cd ../<text:span text:style-name="T10">[</text:span>Whatever<text:span text:style-name="T10">]</text:span> : Moves you to a sister file of your choice</text:p>
      <text:p text:style-name="P14"><text:tab/><text:tab/><text:tab/>-cd ../.. : Moves you back two steps in the hierarchy</text:p>
      <text:p text:style-name="P14"><text:tab/><text:tab/><text:tab/>-cd ~ : Moves you back to your home directory, no matter where you are</text:p>
      <text:p text:style-name="P14"><text:tab/><text:tab/><text:tab/>-<text:span text:style-name="T10">cd ~/[whateverpath] : Moves you where ever you want <text:s/>in relation to the <text:tab/><text:tab/><text:tab/>home directory, no matter where you are now</text:span></text:p>
      <text:p text:style-name="P14"/>
      <text:p text:style-name="P15">[ctrl]<text:tab/><text:tab/><text:tab/>Will clear line if you mess up</text:p>
      <text:p text:style-name="P15"/>
      <text:p text:style-name="P15">mkdir<text:tab/><text:tab/><text:tab/>allows you to make a directory </text:p>
      <text:p text:style-name="P15"><text:tab/><text:tab/><text:tab/>→ mkdir [nameofnewfile]</text:p>
      <text:p text:style-name="P15"/>
      <text:p text:style-name="P15">rmdir (or rm)<text:tab/><text:tab/>delet<text:span text:style-name="T11">e</text:span>s empty <text:s/>directories (these cannot be recovered)</text:p>
      <text:p text:style-name="P15"><text:tab/><text:tab/><text:tab/>→ rmdir [nameoftobedeletedfile]</text:p>
      <text:p text:style-name="P15"/>
      <text:p text:style-name="P15">cp<text:tab/><text:tab/><text:tab/>allows you to copy a file</text:p>
      <text:p text:style-name="P15"><text:tab/><text:tab/><text:tab/>→ cp [presentname] [newname]</text:p>
      <text:p text:style-name="P15"><text:tab/><text:tab/><text:tab/>→<text:span text:style-name="T11"> you can either copy a file to a different name in the same directory like <text:tab/><text:tab/><text:tab/>above, or copy it to a different directory with same name:</text:span></text:p>
      <text:p text:style-name="P15"><text:tab/><text:tab/><text:tab/>→<text:span text:style-name="T11"> 1. open destiny folder 2. cp ../[sourcedirectory]/[presentfuturefilename] ./</text:span></text:p>
      <text:p text:style-name="P15"/>
      <text:p text:style-name="P16">mv<text:tab/><text:tab/><text:tab/>allows you to move a file from one directory to another</text:p>
      <text:p text:style-name="P16"><text:tab/><text:tab/><text:tab/>→ original file disappears in process!</text:p>
      <text:p text:style-name="P16"><text:tab/><text:tab/><text:tab/>→ 1. open source directory 2. mv [presentfilename] ~/[destinydirectory]</text:p>
      <text:p text:style-name="P16"><text:tab/><text:tab/><text:tab/>→<text:span text:style-name="T12"> mv can also be used to rename a file: mv [presentfilename] [futurefilname]</text:span></text:p>
      <text:p text:style-name="P16"/>
      <text:p text:style-name="P17">[arrow-up_key]<text:tab/>shortcut: moves you back through your previous command history</text:p>
      <text:p text:style-name="P17"><text:tab/><text:tab/><text:tab/>→ allows you to repeat command further up when your still in another <text:tab/><text:tab/><text:tab/><text:tab/>directory, even if you’ve already hit return further down.</text:p>
      <text:p text:style-name="P15"><text:soft-page-break/></text:p>
      <text:p text:style-name="P17">[option_key]<text:tab/><text:tab/>inserts the cursor (mouse-thing) where you point it at</text:p>
      <text:p text:style-name="P17"/>
      <text:p text:style-name="P18">[tab_key]<text:tab/><text:tab/>Will finish commands you’ve started <text:span text:style-name="T13">as soon as it’s clear what’s meant</text:span>!</text:p>
      <text:p text:style-name="P18"/>
      <text:p text:style-name="P19">Less<text:tab/><text:tab/><text:tab/>followed by path of a file it presents the contents of that file on the screen, on <text:tab/><text:tab/><text:tab/>page at a time. <text:span text:style-name="T15">Does not allow you to edit.</text:span> Shortcuts to navigate here:</text:p>
      <text:p text:style-name="P19"><text:tab/><text:tab/><text:tab/>- q : quit viewing</text:p>
      <text:p text:style-name="P19"><text:tab/><text:tab/><text:tab/>-[space_key] : Next page</text:p>
      <text:p text:style-name="P19"><text:tab/><text:tab/><text:tab/>- b : Back a page</text:p>
      <text:p text:style-name="P19"><text:tab/><text:tab/><text:tab/>- ## g : Go to line ##</text:p>
      <text:p text:style-name="P19"><text:tab/><text:tab/><text:tab/>- G : Go to the end</text:p>
      <text:p text:style-name="P19"><text:tab/><text:tab/><text:tab/>- [arrow up/down_key] : Move up or down line</text:p>
      <text:p text:style-name="P19"><text:tab/><text:tab/><text:tab/>- /abc : search for abc</text:p>
      <text:p text:style-name="P19"><text:tab/><text:tab/><text:tab/>- n : Find next occurrence of abc</text:p>
      <text:p text:style-name="P19"><text:tab/><text:tab/><text:tab/>- ? : Find previous occurrence of abc</text:p>
      <text:p text:style-name="P19"><text:tab/><text:tab/><text:tab/>- h : Show help for less</text:p>
      <text:p text:style-name="P19"/>
      <text:p text:style-name="P19"/>
      <text:p text:style-name="P19">man<text:tab/><text:tab/><text:tab/>followed by any command will give you help with that commands</text:p>
      <text:p text:style-name="P19"><text:tab/><text:tab/><text:tab/>→ search through contents of manuals with man -k [whateveryourlookinfor]</text:p>
      <text:p text:style-name="P19"/>
      <text:p text:style-name="P19">*<text:tab/><text:tab/><text:tab/><text:span text:style-name="T14">is a wildcard. Represents any number of any kind of characters except slash.</text:span></text:p>
      <text:p text:style-name="P19"><text:tab/><text:tab/><text:tab/><text:span text:style-name="T14">Equivalent to .* in Jedit.</text:span></text:p>
      <text:p text:style-name="P19"><text:tab/><text:tab/><text:tab/>→<text:span text:style-name="T14"> If you want to see all files starting with D: ls D*</text:span></text:p>
      <text:p text:style-name="P19"><text:tab/><text:tab/><text:tab/>→<text:span text:style-name="T14"> If you want to see all files ending with .txt: ls *.txt</text:span></text:p>
      <text:p text:style-name="P20"><text:tab/><text:tab/><text:tab/>→<text:span text:style-name="T14"> Together: ls D*/*.txt O</text:span></text:p>
      <text:p text:style-name="P21"><text:tab/><text:tab/><text:tab/>→ */*.txt : indicates all text files in all immediate subfolders of your current <text:tab/><text:tab/><text:tab/>directory</text:p>
      <text:p text:style-name="P20"><text:tab/><text:tab/><text:tab/>→<text:span text:style-name="T14"> */*/*.txt : search deeper folders – these commands only show files at the <text:tab/><text:tab/><text:tab/>exact specified number of levels</text:span></text:p>
      <text:p text:style-name="P20"/>
      <text:p text:style-name="P21">Copying and <text:s text:c="2"/><text:tab/><text:tab/>Example: cp ../[destinationdirectory]/*.txt ./</text:p>
      <text:p text:style-name="P21">moving multiple </text:p>
      <text:p text:style-name="P21">files</text:p>
      <text:p text:style-name="P21"/>
      <text:p text:style-name="P22">Exit<text:tab/><text:tab/><text:tab/>Terminates session</text:p>
      <text:p text:style-name="P22"/>
      <text:p text:style-name="P23">nano<text:tab/><text:tab/><text:tab/>a general-purpose command line text editor.</text:p>
      <text:p text:style-name="P23"><text:tab/><text:tab/><text:tab/>→ displays options in a menu like array at bottom of screen</text:p>
      <text:p text:style-name="P23"><text:tab/><text:tab/><text:tab/>→ if used without any arguments it will create a blank file</text:p>
      <text:p text:style-name="P19"/>
      <text:p text:style-name="P19"/>
      <text:p text:style-name="P18"><text:tab/></text:p>
      <text:p text:style-name="P14"><text:tab/><text:tab/><text:tab/></text:p>
      <text:p text:style-name="P14"/>
      <text:p text:style-name="P10"/>
      <text:p text:style-name="P10"/>
      <text:p text:style-name="P10"/>
      <text:p text:style-name="P2"/>
      <text:p text:style-name="P2"/>
      <text:p text:style-name="P3"><text:span text:style-name="T5">l</text:span>s -l | wc -l <text:s text:c="5"/>wc is wordcount →<text:span text:style-name="T5"> use it when you want details</text:span></text:p>
      <text:p text:style-name="P3"><text:soft-page-break/>ls -<text:span text:style-name="T5">la | wc -l </text:span></text:p>
      <text:p text:style-name="P3"/>
      <text:p text:style-name="P4">$Not in book, class example: </text:p>
      <text:p text:style-name="P4"/>
      <text:p text:style-name="P4">Copy one directory into another:</text:p>
      <text:p text:style-name="P4"/>
      <text:p text:style-name="P4">cp (file I want) New_Folder/</text:p>
      <text:p text:style-name="P4">ls New_Folder/</text:p>
      <text:p text:style-name="P4">cp Test_Directory/ New_Folder/.</text:p>
      <text:p text:style-name="P4">Cp -r Test_Directory/ New_Folder/.</text:p>
      <text:p text:style-name="P4">Ls New_Folder/</text:p>
      <text:p text:style-name="P4">--------------------------------------------------Michaels example</text:p>
      <text:p text:style-name="P4">ls New_Folder/</text:p>
      <text:p text:style-name="P4">ls New_Folder/Test_Directory</text:p>
      <text:p text:style-name="P4">ls</text:p>
      <text:p text:style-name="P4">cp New_Folder / New_Folder_copy</text:p>
      <text:p text:style-name="P4">cp -r New_Folder/ New_Folder_copy</text:p>
      <text:p text:style-name="P4">ls</text:p>
      <text:p text:style-name="P4">mv New_Folder_copy Test_Directory/.</text:p>
      <text:p text:style-name="P4">Ls</text:p>
      <text:p text:style-name="P4">cd Test_Directory/.</text:p>
      <text:p text:style-name="P4">Ls</text:p>
      <text:p text:style-name="P4">mv New_Folder_copy New_Folder2</text:p>
      <text:p text:style-name="P4">ls</text:p>
      <text:p text:style-name="P4">mkdir test_folder</text:p>
      <text:p text:style-name="P4">ls</text:p>
      <text:p text:style-name="P4">mv test_folder New_folder2</text:p>
      <text:p text:style-name="P4">ls → other one will have disappeared!</text:p>
      <text:p text:style-name="P4"/>
      <text:p text:style-name="P4">Am I missing something is there an error? Test it:</text:p>
      <text:p text:style-name="P4">man cp</text:p>
      <text:p text:style-name="P6">man mv</text:p>
      <text:p text:style-name="P4"/>
      <text:p text:style-name="P5">→ specifiy exactly what machine has to do!! In this case tell him to copy directory and content of directory and so on! Not just directory!</text:p>
      <text:p text:style-name="P5">→<text:span text:style-name="T6"> If youre in one directory and copy something somewhere else, and want to check if it’s there, without actually changing directories do this:</text:span></text:p>
      <text:p text:style-name="P7">ls ~/(other directory)/</text:p>
      <text:p text:style-name="P5">$</text:p>
      <text:p text:style-name="P8">ll = similar to ls -l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0:53:49.837728923</meta:creation-date>
    <dc:date>2018-01-17T23:51:18.211347870</dc:date>
    <meta:editing-duration>PT40M4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4" meta:paragraph-count="124" meta:word-count="1035" meta:character-count="6153" meta:non-whitespace-character-count="5000"/>
  </office:meta>
</office:document-meta>
</file>